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02cm" fo:min-width="2.841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79cm" fo:min-width="1.776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2.04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46cm" fo:min-width="0.53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021cm" fo:min-width="3.386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73cm" fo:min-width="3.586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4.58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-color="#ffffff"/>
      <style:paragraph-properties fo:text-align="center" style:writing-mode="lr-tb"/>
      <style:text-properties fo:font-size="12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5.08cm" svg:height="1.651cm" svg:x="8.205cm" svg:y="18.229cm">
          <text:p text:style-name="P1"><text:span text:style-name="T1">notify ignored:</text:span></text:p>
          <text:p text:style-name="P1"><text:span text:style-name="T1">+ - x / % cs bs =</text:span><text:span text:style-name="T1"><text:line-break/></text:span><text:span text:style-name="T1">1/x ** sqrt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" draw:text-style-name="P2" xml:id="id3" draw:id="id3" draw:layer="layout" svg:width="3.81cm" svg:height="1.328cm" svg:x="8.817cm" svg:y="6.461cm">
          <text:p text:style-name="P1"><text:span text:style-name="T1">key press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" draw:text-style-name="P2" xml:id="id8" draw:id="id8" draw:layer="layout" svg:width="5.08cm" svg:height="1.905cm" svg:x="8.182cm" svg:y="9.059cm">
          <text:p text:style-name="P1"><text:span text:style-name="T1">Do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2" draw:id="id2" draw:layer="layout" svg:width="3.81cm" svg:height="1.27cm" svg:x="8.817cm" svg:y="3.979cm">
          <text:p text:style-name="P1"><text:span text:style-name="T1">init and clea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2" xml:id="id1" draw:id="id1" draw:layer="layout" svg:width="3.81cm" svg:height="1.27cm" svg:x="8.817cm" svg:y="1.439cm">
          <text:p text:style-name="P1"><text:span text:style-name="T1">launch calc app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draw:type="lines" svg:x1="10.722cm" svg:y1="2.709cm" svg:x2="10.722cm" svg:y2="3.979cm" draw:start-shape="id1" draw:start-glue-point="8" draw:end-shape="id2" draw:end-glue-point="4" svg:d="M10722 2709v502 267 501" svg:viewBox="0 0 1 1271">
          <text:p/>
        </draw:connector>
        <draw:connector draw:style-name="gr3" draw:text-style-name="P3" draw:layer="layout" draw:type="lines" svg:x1="10.722cm" svg:y1="5.249cm" svg:x2="10.722cm" svg:y2="6.461cm" draw:start-shape="id2" draw:start-glue-point="6" draw:end-shape="id3" draw:end-glue-point="4" svg:d="M10722 5249v502 209 501" svg:viewBox="0 0 1 1213">
          <text:p/>
        </draw:connector>
        <draw:custom-shape draw:style-name="gr4" draw:text-style-name="P2" xml:id="id9" draw:id="id9" draw:layer="layout" svg:width="5.08cm" svg:height="1.905cm" svg:x="1.832cm" svg:y="15.409cm">
          <text:p text:style-name="P1"><text:span text:style-name="T1">previous op</text:span></text:p>
          <text:p text:style-name="P1"><text:span text:style-name="T1">pendin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7" draw:id="id7" draw:layer="layout" svg:width="5.08cm" svg:height="1.905cm" svg:x="8.182cm" svg:y="12.234cm">
          <text:p text:style-name="P1"><text:span text:style-name="T1">a num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6" draw:id="id6" draw:layer="layout" svg:width="5.08cm" svg:height="1.905cm" svg:x="8.182cm" svg:y="15.409cm">
          <text:p text:style-name="P1"><text:span text:style-name="T1">an op with</text:span></text:p>
          <text:p text:style-name="P1"><text:span text:style-name="T1">num In Buffe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xml:id="id5" draw:id="id5" draw:layer="layout" svg:width="1.46cm" svg:height="1.27cm" svg:x="10.024cm" svg:y="21.124cm">
          <text:p text:style-name="P1"><text:span text:style-name="T1">k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draw:type="lines" svg:x1="10.745cm" svg:y1="19.88cm" svg:x2="10.754cm" svg:y2="21.124cm" draw:start-shape="id4" draw:start-glue-point="6" draw:end-shape="id5" draw:end-glue-point="4" svg:d="M10745 19880v501l9 242v501" svg:viewBox="0 0 10 1245">
          <text:p/>
        </draw:connector>
        <draw:connector draw:style-name="gr3" draw:text-style-name="P3" draw:layer="layout" draw:type="lines" svg:x1="10.722cm" svg:y1="17.314cm" svg:x2="10.745cm" svg:y2="18.229cm" draw:start-shape="id6" draw:start-glue-point="6" draw:end-shape="id4" draw:end-glue-point="4" svg:d="M10722 17314v501l23-88v502" svg:viewBox="0 0 24 916">
          <text:p/>
        </draw:connector>
        <draw:connector draw:style-name="gr3" draw:text-style-name="P3" draw:layer="layout" draw:type="lines" svg:x1="10.722cm" svg:y1="14.139cm" svg:x2="10.722cm" svg:y2="15.409cm" draw:start-shape="id7" draw:start-glue-point="6" draw:end-shape="id6" draw:end-glue-point="4" svg:d="M10722 14139v501 267 502" svg:viewBox="0 0 1 1271">
          <text:p/>
        </draw:connector>
        <draw:connector draw:style-name="gr3" draw:text-style-name="P3" draw:layer="layout" draw:type="lines" svg:x1="10.722cm" svg:y1="10.964cm" svg:x2="10.722cm" svg:y2="12.234cm" draw:start-shape="id8" draw:start-glue-point="6" draw:end-shape="id7" draw:end-glue-point="4" svg:d="M10722 10964v501 267 502" svg:viewBox="0 0 1 1271">
          <text:p/>
        </draw:connector>
        <draw:connector draw:style-name="gr3" draw:text-style-name="P3" draw:layer="layout" draw:type="lines" svg:x1="10.722cm" svg:y1="7.789cm" svg:x2="10.722cm" svg:y2="9.059cm" draw:start-shape="id3" draw:start-glue-point="6" draw:end-shape="id8" draw:end-glue-point="4" svg:d="M10722 7789v502 266 502" svg:viewBox="0 0 1 1271">
          <text:p/>
        </draw:connector>
        <draw:connector draw:style-name="gr3" draw:text-style-name="P3" draw:layer="layout" draw:type="lines" svg:x1="8.182cm" svg:y1="16.361cm" svg:x2="6.912cm" svg:y2="16.362cm" draw:start-shape="id6" draw:end-shape="id9" draw:end-glue-point="7" svg:d="M8182 16361h-501l-267 1h-502" svg:viewBox="0 0 1271 2">
          <text:p/>
        </draw:connector>
        <draw:custom-shape draw:style-name="gr5" draw:text-style-name="P2" xml:id="id10" draw:id="id10" draw:layer="layout" svg:width="5.08cm" svg:height="1.27cm" svg:x="1.832cm" svg:y="18.52cm">
          <text:p text:style-name="P1"><text:span text:style-name="T1">opOutstanding </text:span></text:p>
          <text:p text:style-name="P1"><text:span text:style-name="T1">= tr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s" svg:x1="4.372cm" svg:y1="17.314cm" svg:x2="4.372cm" svg:y2="18.52cm" draw:start-shape="id9" draw:start-glue-point="6" draw:end-shape="id10" draw:end-glue-point="4" svg:d="M4372 17314v501 204 501" svg:viewBox="0 0 1 1207">
          <text:p/>
        </draw:connector>
        <draw:custom-shape draw:style-name="gr5" draw:text-style-name="P2" xml:id="id11" draw:id="id11" draw:layer="layout" svg:width="5.08cm" svg:height="1.27cm" svg:x="1.832cm" svg:y="21.124cm">
          <text:p text:style-name="P1"><text:span text:style-name="T1">call sub</text:span></text:p>
          <text:p text:style-name="P1"><text:span text:style-name="T1">1st op arriva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draw:type="lines" svg:x1="4.372cm" svg:y1="19.79cm" svg:x2="4.372cm" svg:y2="21.124cm" draw:start-shape="id10" draw:start-glue-point="6" draw:end-shape="id11" draw:end-glue-point="0" svg:d="M4372 19790v502 331 501" svg:viewBox="0 0 1 1335">
          <text:p/>
        </draw:connector>
        <draw:connector draw:style-name="gr3" draw:text-style-name="P3" draw:layer="layout" draw:type="lines" svg:x1="6.912cm" svg:y1="21.759cm" svg:x2="10.024cm" svg:y2="21.759cm" draw:start-shape="id11" draw:start-glue-point="1" draw:end-shape="id5" draw:end-glue-point="6" svg:d="M6912 21759h502 2109 501" svg:viewBox="0 0 3113 1">
          <text:p/>
        </draw:connector>
        <draw:custom-shape draw:style-name="gr1" draw:text-style-name="P2" xml:id="id12" draw:id="id12" draw:layer="layout" svg:width="5.08cm" svg:height="1.651cm" svg:x="1.913cm" svg:y="23.63cm">
          <text:p text:style-name="P1"><text:span text:style-name="T1">notify ignored:</text:span></text:p>
          <text:p text:style-name="P1"><text:span text:style-name="T1">+ - x / % cs bs =</text:span><text:span text:style-name="T1"><text:line-break/></text:span><text:span text:style-name="T1">1/x ** sqrt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3" draw:layer="layout" draw:type="lines" svg:x1="1.832cm" svg:y1="16.362cm" svg:x2="1.913cm" svg:y2="24.456cm" draw:start-shape="id9" draw:start-glue-point="5" draw:end-shape="id12" draw:end-glue-point="5" svg:d="M1832 16362h-501l81 8094h501" svg:viewBox="0 0 583 8095">
          <text:p/>
        </draw:connector>
        <draw:connector draw:style-name="gr3" draw:text-style-name="P3" draw:layer="layout" draw:type="lines" draw:line-skew="0cm 1.599cm" svg:x1="6.993cm" svg:y1="24.456cm" svg:x2="10.754cm" svg:y2="22.394cm" draw:start-shape="id12" draw:start-glue-point="7" draw:end-shape="id5" draw:end-glue-point="8" svg:d="M6993 24456h502l3259 39v-2101" svg:viewBox="0 0 3762 2102">
          <text:p/>
        </draw:connector>
        <draw:custom-shape draw:style-name="gr5" draw:text-style-name="P2" xml:id="id13" draw:id="id13" draw:layer="layout" svg:width="1.46cm" svg:height="1.27cm" svg:x="6.323cm" svg:y="6.492cm">
          <text:p text:style-name="P1"><text:span text:style-name="T1">k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draw:type="lines" svg:x1="7.783cm" svg:y1="7.127cm" svg:x2="9.198cm" svg:y2="7.125cm" draw:start-shape="id13" draw:start-glue-point="10" draw:end-shape="id3" draw:end-glue-point="5" svg:d="M7783 7127h502l31-2h882" svg:viewBox="0 0 1416 3">
          <text:p/>
        </draw:connector>
        <draw:custom-shape draw:style-name="gr6" draw:text-style-name="P2" xml:id="id14" draw:id="id14" draw:layer="layout" svg:width="5.08cm" svg:height="1.27cm" svg:x="14.784cm" svg:y="9.376cm">
          <text:p text:style-name="P1"><text:span text:style-name="T1">call sub</text:span></text:p>
          <text:p text:style-name="P1"><text:span text:style-name="T1">dotHandl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draw:type="lines" svg:x1="13.262cm" svg:y1="10.012cm" svg:x2="14.784cm" svg:y2="10.011cm" draw:start-shape="id8" draw:start-glue-point="7" draw:end-shape="id14" draw:end-glue-point="3" svg:d="M13262 10012h502l519-1h501" svg:viewBox="0 0 1523 2">
          <text:p/>
        </draw:connector>
        <draw:connector draw:style-name="gr3" draw:text-style-name="P3" draw:layer="layout" draw:type="lines" draw:line-skew="-1.779cm" svg:x1="17.324cm" svg:y1="9.376cm" svg:x2="12.246cm" svg:y2="7.125cm" draw:start-shape="id14" draw:start-glue-point="0" draw:end-shape="id3" draw:end-glue-point="7" svg:d="M17324 9376v-2280l-4195 29h-883" svg:viewBox="0 0 5079 2281">
          <text:p/>
        </draw:connector>
        <draw:custom-shape draw:style-name="gr6" draw:text-style-name="P2" xml:id="id15" draw:id="id15" draw:layer="layout" svg:width="5.08cm" svg:height="1.27cm" svg:x="14.9cm" svg:y="12.542cm">
          <text:p text:style-name="P1"><text:span text:style-name="T1">call sub</text:span></text:p>
          <text:p text:style-name="P1"><text:span text:style-name="T1">append nu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draw:type="lines" svg:x1="13.262cm" svg:y1="13.187cm" svg:x2="14.9cm" svg:y2="13.177cm" draw:start-shape="id7" draw:start-glue-point="7" draw:end-shape="id15" draw:end-glue-point="3" svg:d="M13262 13187h502l635-10h501" svg:viewBox="0 0 1639 11">
          <text:p/>
        </draw:connector>
        <draw:custom-shape draw:style-name="gr1" draw:text-style-name="P2" xml:id="id16" draw:id="id16" draw:layer="layout" svg:width="5.08cm" svg:height="1.651cm" svg:x="14.879cm" svg:y="15.409cm">
          <text:p text:style-name="P1"><text:span text:style-name="T1">output</text:span></text:p>
          <text:p text:style-name="P1"><text:span text:style-name="T1">to LCD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7" draw:text-style-name="P2" xml:id="id17" draw:id="id17" draw:layer="layout" svg:width="5.08cm" svg:height="1.27cm" svg:x="14.869cm" svg:y="18.498cm">
          <text:p text:style-name="P1"><text:span text:style-name="T1">output to</text:span></text:p>
          <text:p text:style-name="P1"><text:span text:style-name="T1">input buffer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3" draw:text-style-name="P3" draw:layer="layout" draw:type="lines" svg:x1="17.44cm" svg:y1="13.812cm" svg:x2="17.419cm" svg:y2="15.409cm" draw:start-shape="id15" draw:start-glue-point="2" draw:end-shape="id16" draw:end-glue-point="4" svg:d="M17440 13812v502l-21 593v502" svg:viewBox="0 0 22 1598">
          <text:p/>
        </draw:connector>
        <draw:connector draw:style-name="gr3" draw:text-style-name="P3" draw:layer="layout" draw:type="lines" svg:x1="17.419cm" svg:y1="17.06cm" svg:x2="17.409cm" svg:y2="18.498cm" draw:start-shape="id16" draw:start-glue-point="6" draw:end-shape="id17" draw:end-glue-point="0" svg:d="M17419 17060v501l-10 436v501" svg:viewBox="0 0 11 1439">
          <text:p/>
        </draw:connector>
        <draw:custom-shape draw:style-name="gr8" draw:text-style-name="P2" xml:id="id18" draw:id="id18" draw:layer="layout" svg:width="5.08cm" svg:height="1.27cm" svg:x="14.879cm" svg:y="21.124cm">
          <text:p text:style-name="P1"><text:span text:style-name="T1">numInBuffer</text:span></text:p>
          <text:p text:style-name="P1"><text:span text:style-name="T1">= <text:s/>tr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s" svg:x1="17.409cm" svg:y1="19.768cm" svg:x2="17.419cm" svg:y2="21.124cm" draw:start-shape="id17" draw:start-glue-point="2" draw:end-shape="id18" draw:end-glue-point="4" svg:d="M17409 19768v502l10 353v501" svg:viewBox="0 0 11 1357">
          <text:p/>
        </draw:connector>
        <draw:connector draw:style-name="gr3" draw:text-style-name="P3" draw:layer="layout" draw:type="lines" svg:x1="14.879cm" svg:y1="21.759cm" svg:x2="11.484cm" svg:y2="21.759cm" draw:start-shape="id18" draw:start-glue-point="5" draw:end-shape="id5" draw:end-glue-point="10" svg:d="M14879 21759h-501-2392-502" svg:viewBox="0 0 3396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07T16:01:29.173000000</meta:creation-date>
    <dc:date>2021-02-07T21:10:49.909000000</dc:date>
    <meta:editing-duration>PT19M54S</meta:editing-duration>
    <meta:editing-cycles>5</meta:editing-cycles>
    <meta:generator>LibreOffice/6.3.4.2$Windows_X86_64 LibreOffice_project/60da17e045e08f1793c57c00ba83cdfce946d0aa</meta:generator>
    <meta:document-statistic meta:object-count="39"/>
  </office:meta>
</office:document-meta>
</file>